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language="fr" fo:country="F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ter 1 Informatique </text:h>
      <text:h text:style-name="Heading_20_1" text:outline-level="1">TER semestre 2</text:h>
      <text:h text:style-name="Heading_20_2" text:outline-level="2"/>
      <text:h text:style-name="Heading_20_2" text:outline-level="2">Bilan mi-parcours</text:h>
      <text:p text:style-name="Text_20_body"/>
      <text:h text:style-name="Heading_20_3" text:outline-level="3">Composition du groupe 'Cogito'</text:h>
      <text:list xml:id="list2079983628" text:style-name="L1">
        <text:list-item>
          <text:p text:style-name="P1">Namrata Patel</text:p>
        </text:list-item>
        <text:list-item>
          <text:p text:style-name="P1">Thibault Marmin</text:p>
        </text:list-item>
        <text:list-item>
          <text:p text:style-name="P1">Clément Sipieter</text:p>
        </text:list-item>
        <text:list-item>
          <text:p text:style-name="P1">William Dyce</text:p>
        </text:list-item>
      </text:list>
      <text:h text:style-name="Heading_20_3" text:outline-level="3">Récapitulatif de l'objectif</text:h>
      <text:p text:style-name="Text_20_body">Suite à victoire de Deep Blue contre Gasparov en 1997, un certain Robert Levinson nota que la machine « ne sait même pas qu'il joue aux échecs ». Le but ici est donc de construire une intelligence artificielle qui fonctionne comme un être vivant au lieu d'un calculateur. </text:p>
      <text:p text:style-name="Text_20_body">En particulier notre système se reposera sur une conceptualisation de son environnent, donc un raisonnement plus sémantique qu'algébrique. Surtout il devrait être capable d'apprendre à faire des nouvelles associations et de nouveau concepts, donc gérer un environnent dynamique.</text:p>
      <text:h text:style-name="Heading_20_3" text:outline-level="3">Application cible</text:h>
      <text:p text:style-name="Text_20_body">Une IA « forte » étant hors de la porté d'un projet TER de master, nous nous limiterons à une application et un environnent précise. </text:p>
      <text:p text:style-name="Text_20_body">C'est en s'inspirant de l'exemple de dessus que nous avions choisis le jeu de plateau comme arène. À noter qu'un autre groupe de TER envisage de traiter ce même problème avec un algorithme de l'état-de-l'art appelé « MinMax ». Une comparaison entre les deux IA pourrait être fort intéressante.</text:p>
      <text:p text:style-name="Text_20_body">Le jeu principale que nous considérons est le « Reversi », mais l'IA devrait être capable d'apprendre à jouer d'autres jeux de plateau du même format. C'est à dire :</text:p>
      <text:list xml:id="list2127043495" text:style-name="L2">
        <text:list-item>
          <text:p text:style-name="P2">Deux-joueurs, noir et blanc.</text:p>
        </text:list-item>
        <text:list-item>
          <text:p text:style-name="P2">Placement, à tour de rôle, d'un nouveau pion (pas de déplacements).</text:p>
        </text:list-item>
        <text:list-item>
          <text:p text:style-name="P2">Un seul type de pion.</text:p>
        </text:list-item>
        <text:list-item>
          <text:p text:style-name="P2">Plateau matricielle, cases et côtés sans valeurs associés.</text:p>
          <text:p text:style-name="P2"><text:soft-page-break/><text:s text:c="3"/></text:p>
        </text:list-item>
      </text:list>
      <text:p text:style-name="Text_20_body">Obéissant à ce format nous avions donc :</text:p>
      <text:list xml:id="list593004344" text:style-name="L3">
        <text:list-item>
          <text:p text:style-name="P3">Morpion/Puissance-4</text:p>
        </text:list-item>
        <text:list-item>
          <text:p text:style-name="P3">Go</text:p>
        </text:list-item>
        <text:list-item>
          <text:p text:style-name="P3">Reversi</text:p>
        </text:list-item>
      </text:list>
      <text:h text:style-name="Heading_20_3" text:outline-level="3">Restriction du modèle</text:h>
      <text:p text:style-name="Text_20_body">...</text:p>
      <text:h text:style-name="Heading_20_3" text:outline-level="3">Objectif proches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after="column"/>
      <style:text-properties fo:text-transform="capitalize" fo:font-size="15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6cm" fo:margin-right="0cm" fo:text-align="center" style:justify-single-word="false" fo:text-indent="-0.76cm" style:auto-text-indent="false" style:page-number="auto">
        <style:tab-stops/>
      </style:paragraph-properties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ntitled1" style:family="paragraph" style:parent-style-name="Heading_20_1" style:class="text" style:master-page-name="">
      <style:paragraph-properties style:page-number="auto" fo:break-after="column" fo:background-color="transparent" style:shadow="none">
        <style:tab-stops/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3-02T17:44:50</meta:creation-date>
    <dc:date>2012-03-02T18:35:50</dc:date>
    <dc:creator>William </dc:creator>
    <meta:editing-duration>PT00H51M02S</meta:editing-duration>
    <meta:editing-cycles>13</meta:editing-cycles>
    <meta:generator>OpenOffice.org/3.2$Unix OpenOffice.org_project/320m12$Build-9483</meta:generator>
    <meta:document-statistic meta:table-count="0" meta:image-count="0" meta:object-count="0" meta:page-count="2" meta:paragraph-count="28" meta:word-count="273" meta:character-count="1624"/>
  </office:meta>
</office:document-meta>
</file>